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pt" style:use-optimal-column-width="false"/>
    </style:style>
    <style:style style:name="ACOL-2" style:family="table-column">
      <style:table-column-properties style:column-width="65.25pt" style:use-optimal-column-width="false"/>
    </style:style>
    <style:style style:name="ACOL-3" style:family="table-column">
      <style:table-column-properties style:column-width="75.74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5pt" style:use-optimal-column-width="true"/>
    </style:style>
    <style:style style:name="ACOL-6" style:family="table-column">
      <style:table-column-properties style:column-width="53.25pt" style:use-optimal-column-width="fals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117pt" style:use-optimal-column-width="true"/>
    </style:style>
    <style:style style:name="ACOL-10" style:family="table-column">
      <style:table-column-properties style:column-width="102.75pt" style:use-optimal-column-width="true"/>
    </style:style>
    <style:style style:name="ACOL-11" style:family="table-column">
      <style:table-column-properties style:column-width="65.25pt" style:use-optimal-column-width="true"/>
    </style:style>
    <style:style style:name="ACOL-12" style:family="table-column">
      <style:table-column-properties style:column-width="83.25pt" style:use-optimal-column-width="false"/>
    </style:style>
    <style:style style:name="ACOL-13" style:family="table-column"/>
    <style:style style:name="ACOL-14" style:family="table-column">
      <style:table-column-properties style:column-width="48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.7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default-cell-style-name="ACE-3" table:style-name="ACOL-3"/>
        <table:table-column table:style-name="ACOL-4"/>
        <table:table-column table:style-name="ACOL-5"/>
        <table:table-column table:style-name="ACOL-6"/>
        <table:table-column table:style-name="ACOL-0"/>
        <table:table-column table:style-name="ACOL-7"/>
        <table:table-column table:style-name="ACOL-0"/>
        <table:table-column table:style-name="ACOL-8"/>
        <table:table-column table:style-name="ACOL-0" table:number-columns-repeated="2"/>
        <table:table-column table:style-name="ACOL-9"/>
        <table:table-column table:style-name="ACOL-10" table:number-columns-repeated="2"/>
        <table:table-column table:style-name="ACOL-11"/>
        <table:table-column table:style-name="ACOL-12"/>
        <table:table-column table:style-name="ACOL-2"/>
        <table:table-column table:style-name="ACOL-0" table:number-columns-repeated="3"/>
        <table:table-column table:style-name="ACOL-0" table:number-columns-repeated="235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2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4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float" office:value="18.899999999999999">
            <text:p>18.9</text:p>
          </table:table-cell>
          <table:table-cell table:style-name="ACE-5" office:value-type="float" office:value="-6.25">
            <text:p>−6.25</text:p>
          </table:table-cell>
          <table:table-cell table:style-name="ACE-5" office:value-type="float" office:value="147.667">
            <text:p>147.67</text:p>
          </table:table-cell>
          <table:table-cell table:style-name="ACE-0" office:value-type="float" office:value="9730.7000000000007">
            <text:p>9730.7</text:p>
          </table:table-cell>
          <table:table-cell table:style-name="ACE-0" office:value-type="float" office:value="36.399999999999999">
            <text:p>36.4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2]+AVERAGE([.S2];[.T2])" office:value-type="float" office:value="4.6499999999999986">
            <text:p>4.6</text:p>
          </table:table-cell>
          <table:table-cell table:style-name="ACE-0" table:formula="of:=AVERAGE([.S2];[.T2])" office:value-type="float" office:value="34.649999999999999">
            <text:p>34.65</text:p>
          </table:table-cell>
          <table:table-cell table:style-name="ACE-0" table:formula="of:=AVERAGE([.S2];[.T2])" office:value-type="float" office:value="34.649999999999999">
            <text:p>34.65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30">
            <text:p>−30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NU-6765</text:p>
          </table:table-cell>
          <table:table-cell table:style-name="ACE-5" office:value-type="float" office:value="-6">
            <text:p>−6.00</text:p>
          </table:table-cell>
          <table:table-cell table:style-name="ACE-5" office:value-type="float" office:value="147.05000000000001">
            <text:p>147.05</text:p>
          </table:table-cell>
          <table:table-cell table:style-name="ACE-0" office:value-type="float" office:value="9870">
            <text:p>98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ontipora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40.607399999999998">
            <text:p>−40.6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NU-6783</text:p>
          </table:table-cell>
          <table:table-cell table:style-name="ACE-5" office:value-type="float" office:value="-6">
            <text:p>−6.00</text:p>
          </table:table-cell>
          <table:table-cell table:style-name="ACE-5" office:value-type="float" office:value="147.05000000000001">
            <text:p>147.05</text:p>
          </table:table-cell>
          <table:table-cell table:style-name="ACE-0" office:value-type="float" office:value="9880">
            <text:p>98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41.724500000000006">
            <text:p>−41.7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NU-6782</text:p>
          </table:table-cell>
          <table:table-cell table:style-name="ACE-5" office:value-type="float" office:value="-6">
            <text:p>−6.00</text:p>
          </table:table-cell>
          <table:table-cell table:style-name="ACE-5" office:value-type="float" office:value="147.05000000000001">
            <text:p>147.05</text:p>
          </table:table-cell>
          <table:table-cell table:style-name="ACE-0" office:value-type="float" office:value="9900">
            <text:p>99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42.654899999999998">
            <text:p>−42.7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NU-6766</text:p>
          </table:table-cell>
          <table:table-cell table:style-name="ACE-5" office:value-type="float" office:value="-6">
            <text:p>−6.00</text:p>
          </table:table-cell>
          <table:table-cell table:style-name="ACE-5" office:value-type="float" office:value="147.05000000000001">
            <text:p>147.05</text:p>
          </table:table-cell>
          <table:table-cell table:style-name="ACE-0" office:value-type="float" office:value="10100">
            <text:p>101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45.802599999999998">
            <text:p>−45.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NU-6785</text:p>
          </table:table-cell>
          <table:table-cell table:style-name="ACE-5" office:value-type="float" office:value="-6">
            <text:p>−6.00</text:p>
          </table:table-cell>
          <table:table-cell table:style-name="ACE-5" office:value-type="float" office:value="147.05000000000001">
            <text:p>147.05</text:p>
          </table:table-cell>
          <table:table-cell table:style-name="ACE-0" office:value-type="float" office:value="10260">
            <text:p>1026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48.044799999999995">
            <text:p>−48.0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NU-6773</text:p>
          </table:table-cell>
          <table:table-cell table:style-name="ACE-5" office:value-type="float" office:value="-6">
            <text:p>−6.00</text:p>
          </table:table-cell>
          <table:table-cell table:style-name="ACE-5" office:value-type="float" office:value="147.05000000000001">
            <text:p>147.05</text:p>
          </table:table-cell>
          <table:table-cell table:style-name="ACE-0" office:value-type="float" office:value="10350">
            <text:p>1035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49.686099999999996">
            <text:p>−49.7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float" office:value="27.699999999999999">
            <text:p>27.7</text:p>
          </table:table-cell>
          <table:table-cell table:style-name="ACE-5" office:value-type="float" office:value="-6.25">
            <text:p>−6.25</text:p>
          </table:table-cell>
          <table:table-cell table:style-name="ACE-5" office:value-type="float" office:value="147.667">
            <text:p>147.67</text:p>
          </table:table-cell>
          <table:table-cell table:style-name="ACE-0" office:value-type="float" office:value="10582.1">
            <text:p>10582.1</text:p>
          </table:table-cell>
          <table:table-cell table:style-name="ACE-0" office:value-type="float" office:value="38.799999999999997">
            <text:p>38.8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9]+AVERAGE([.S9];[.T9])" office:value-type="float" office:value="-5.6499999999999986">
            <text:p>−5.6</text:p>
          </table:table-cell>
          <table:table-cell table:style-name="ACE-0" table:formula="of:=AVERAGE([.S9];[.T9])" office:value-type="float" office:value="34.649999999999999">
            <text:p>34.65</text:p>
          </table:table-cell>
          <table:table-cell table:style-name="ACE-0" table:formula="of:=AVERAGE([.S9];[.T9])" office:value-type="float" office:value="34.649999999999999">
            <text:p>34.65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40.299999999999997">
            <text:p>−40.3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float" office:value="31.300000000000001">
            <text:p>31.3</text:p>
          </table:table-cell>
          <table:table-cell table:style-name="ACE-5" office:value-type="float" office:value="-6.25">
            <text:p>−6.25</text:p>
          </table:table-cell>
          <table:table-cell table:style-name="ACE-5" office:value-type="float" office:value="147.667">
            <text:p>147.67</text:p>
          </table:table-cell>
          <table:table-cell table:style-name="ACE-0" office:value-type="float" office:value="10758.5">
            <text:p>10758.5</text:p>
          </table:table-cell>
          <table:table-cell table:style-name="ACE-0" office:value-type="float" office:value="12.4">
            <text:p>12.4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10]+AVERAGE([.S10];[.T10])" office:value-type="float" office:value="-9.6000000000000014">
            <text:p>−9.6</text:p>
          </table:table-cell>
          <table:table-cell table:style-name="ACE-0" table:formula="of:=AVERAGE([.S10];[.T10])" office:value-type="float" office:value="34.600000000000001">
            <text:p>34.6</text:p>
          </table:table-cell>
          <table:table-cell table:style-name="ACE-0" table:formula="of:=AVERAGE([.S10];[.T10])" office:value-type="float" office:value="34.600000000000001">
            <text:p>34.6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44.200000000000003">
            <text:p>−44.2</text:p>
          </table:table-cell>
          <table:table-cell table:style-name="ACE-0" office:value-type="float" office:value="63.600000000000001">
            <text:p>63.6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NU-6767</text:p>
          </table:table-cell>
          <table:table-cell table:style-name="ACE-0" office:value-type="float" office:value="-6">
            <text:p>−6</text:p>
          </table:table-cell>
          <table:table-cell table:style-name="ACE-0" office:value-type="float" office:value="147.05000000000001">
            <text:p>147.05</text:p>
          </table:table-cell>
          <table:table-cell table:style-name="ACE-0" office:value-type="float" office:value="10820">
            <text:p>108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ontipora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53.860500000000002">
            <text:p>−53.9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NU-6787</text:p>
          </table:table-cell>
          <table:table-cell table:style-name="ACE-0" office:value-type="float" office:value="-6">
            <text:p>−6</text:p>
          </table:table-cell>
          <table:table-cell table:style-name="ACE-0" office:value-type="float" office:value="147.05000000000001">
            <text:p>147.05</text:p>
          </table:table-cell>
          <table:table-cell table:style-name="ACE-0" office:value-type="float" office:value="10840">
            <text:p>108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54.079500000000003">
            <text:p>−54.1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38.0_a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11004.5">
            <text:p>11004.5</text:p>
          </table:table-cell>
          <table:table-cell table:style-name="ACE-0" office:value-type="float" office:value="13.5">
            <text:p>13.5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13]+AVERAGE([.S13];[.T13])" office:value-type="float" office:value="-16.649999999999999">
            <text:p>−16.6</text:p>
          </table:table-cell>
          <table:table-cell table:style-name="ACE-0" table:formula="of:=AVERAGE([.S13];[.T13])" office:value-type="float" office:value="34.649999999999999">
            <text:p>34.65</text:p>
          </table:table-cell>
          <table:table-cell table:style-name="ACE-0" table:formula="of:=AVERAGE([.S13];[.T13])" office:value-type="float" office:value="34.649999999999999">
            <text:p>34.65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51.299999999999997">
            <text:p>−51.3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float" office:value="34.5">
            <text:p>34.5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11049.9">
            <text:p>11049.9</text:p>
          </table:table-cell>
          <table:table-cell table:style-name="ACE-0" office:value-type="float" office:value="27.100000000000001">
            <text:p>27.1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14]+AVERAGE([.S14];[.T14])" office:value-type="float" office:value="-13.25">
            <text:p>−13.3</text:p>
          </table:table-cell>
          <table:table-cell table:style-name="ACE-0" table:formula="of:=AVERAGE([.S14];[.T14])" office:value-type="float" office:value="34.649999999999999">
            <text:p>34.65</text:p>
          </table:table-cell>
          <table:table-cell table:style-name="ACE-0" table:formula="of:=AVERAGE([.S14];[.T14])" office:value-type="float" office:value="34.649999999999999">
            <text:p>34.65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47.899999999999999">
            <text:p>−47.9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NU-6768</text:p>
          </table:table-cell>
          <table:table-cell table:style-name="ACE-0" office:value-type="float" office:value="-6">
            <text:p>−6</text:p>
          </table:table-cell>
          <table:table-cell table:style-name="ACE-0" office:value-type="float" office:value="147.05000000000001">
            <text:p>147.05</text:p>
          </table:table-cell>
          <table:table-cell table:style-name="ACE-0" office:value-type="float" office:value="11110">
            <text:p>111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oillopora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57.204599999999999">
            <text:p>−57.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NU-6786</text:p>
          </table:table-cell>
          <table:table-cell table:style-name="ACE-0" office:value-type="float" office:value="-6">
            <text:p>−6</text:p>
          </table:table-cell>
          <table:table-cell table:style-name="ACE-0" office:value-type="float" office:value="147.05000000000001">
            <text:p>147.05</text:p>
          </table:table-cell>
          <table:table-cell table:style-name="ACE-0" office:value-type="float" office:value="11130">
            <text:p>111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Acropora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62.061599999999999">
            <text:p>−62.1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float" office:value="38.399999999999999">
            <text:p>38.4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11138.299999999999">
            <text:p>11138.3</text:p>
          </table:table-cell>
          <table:table-cell table:style-name="ACE-0" office:value-type="float" office:value="28.699999999999999">
            <text:p>28.7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17]+AVERAGE([.S17];[.T17])" office:value-type="float" office:value="-17.25">
            <text:p>−17.3</text:p>
          </table:table-cell>
          <table:table-cell table:style-name="ACE-0" table:formula="of:=AVERAGE([.S17];[.T17])" office:value-type="float" office:value="34.649999999999999">
            <text:p>34.65</text:p>
          </table:table-cell>
          <table:table-cell table:style-name="ACE-0" table:formula="of:=AVERAGE([.S17];[.T17])" office:value-type="float" office:value="34.649999999999999">
            <text:p>34.65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51.899999999999999">
            <text:p>−51.9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NU-6769</text:p>
          </table:table-cell>
          <table:table-cell table:style-name="ACE-0" office:value-type="float" office:value="-6">
            <text:p>−6</text:p>
          </table:table-cell>
          <table:table-cell table:style-name="ACE-0" office:value-type="float" office:value="147.05000000000001">
            <text:p>147.05</text:p>
          </table:table-cell>
          <table:table-cell table:style-name="ACE-0" office:value-type="float" office:value="11480">
            <text:p>114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ontipora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4" office:value-type="float" office:value="-64.024000000000001">
            <text:p>−64.0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float" office:value="38.899999999999999">
            <text:p>38.9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12184.299999999999">
            <text:p>12184.3</text:p>
          </table:table-cell>
          <table:table-cell table:style-name="ACE-0" office:value-type="float" office:value="35.5">
            <text:p>35.5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19]+AVERAGE([.S19];[.T19])" office:value-type="float" office:value="-19.649999999999999">
            <text:p>−19.6</text:p>
          </table:table-cell>
          <table:table-cell table:style-name="ACE-0" table:formula="of:=AVERAGE([.S19];[.T19])" office:value-type="float" office:value="34.649999999999999">
            <text:p>34.65</text:p>
          </table:table-cell>
          <table:table-cell table:style-name="ACE-0" table:formula="of:=AVERAGE([.S19];[.T19])" office:value-type="float" office:value="34.649999999999999">
            <text:p>34.65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54.299999999999997">
            <text:p>−54.3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float" office:value="41">
            <text:p>41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12255.799999999999">
            <text:p>12255.8</text:p>
          </table:table-cell>
          <table:table-cell table:style-name="ACE-0" office:value-type="float" office:value="28.399999999999999">
            <text:p>28.4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20]+AVERAGE([.S20];[.T20])" office:value-type="float" office:value="-21.850000000000001">
            <text:p>−21.9</text:p>
          </table:table-cell>
          <table:table-cell table:style-name="ACE-0" table:formula="of:=AVERAGE([.S20];[.T20])" office:value-type="float" office:value="34.649999999999999">
            <text:p>34.65</text:p>
          </table:table-cell>
          <table:table-cell table:style-name="ACE-0" table:formula="of:=AVERAGE([.S20];[.T20])" office:value-type="float" office:value="34.649999999999999">
            <text:p>34.65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56.5">
            <text:p>−56.5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float" office:value="41.5">
            <text:p>41.5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12432.5">
            <text:p>12432.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21]+AVERAGE([.S21];[.T21])" office:value-type="float" office:value="-22.649999999999999">
            <text:p>−22.6</text:p>
          </table:table-cell>
          <table:table-cell table:style-name="ACE-0" table:formula="of:=AVERAGE([.S21];[.T21])" office:value-type="float" office:value="34.649999999999999">
            <text:p>34.65</text:p>
          </table:table-cell>
          <table:table-cell table:style-name="ACE-0" table:formula="of:=AVERAGE([.S21];[.T21])" office:value-type="float" office:value="34.649999999999999">
            <text:p>34.65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57.299999999999997">
            <text:p>−57.3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Gp_38.0</text:p>
          </table:table-cell>
          <table:table-cell table:style-name="ACE-0" office:value-type="float" office:value="-6.5999999999999996">
            <text:p>−6.6</text:p>
          </table:table-cell>
          <table:table-cell table:style-name="ACE-0" office:value-type="float" office:value="147.84999999999999">
            <text:p>147.85</text:p>
          </table:table-cell>
          <table:table-cell table:style-name="ACE-0" office:value-type="float" office:value="12476.1">
            <text:p>12476.1</text:p>
          </table:table-cell>
          <table:table-cell table:style-name="ACE-0" office:value-type="float" office:value="32.899999999999999">
            <text:p>32.9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22]+AVERAGE([.S22];[.T22])" office:value-type="float" office:value="-47.300000000000004">
            <text:p>−47.3</text:p>
          </table:table-cell>
          <table:table-cell table:style-name="ACE-0" table:formula="of:=AVERAGE([.S22];[.T22])" office:value-type="float" office:value="11.9">
            <text:p>11.9</text:p>
          </table:table-cell>
          <table:table-cell table:style-name="ACE-0" table:formula="of:=AVERAGE([.S22];[.T22])" office:value-type="float" office:value="11.9">
            <text:p>11.9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59.200000000000003">
            <text:p>−59.2</text:p>
          </table:table-cell>
          <table:table-cell table:style-name="ACE-0" office:value-type="float" office:value="19.800000000000001">
            <text:p>19.8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Gp_40.95</text:p>
          </table:table-cell>
          <table:table-cell table:style-name="ACE-0" office:value-type="float" office:value="-6.5999999999999996">
            <text:p>−6.6</text:p>
          </table:table-cell>
          <table:table-cell table:style-name="ACE-0" office:value-type="float" office:value="147.84999999999999">
            <text:p>147.85</text:p>
          </table:table-cell>
          <table:table-cell table:style-name="ACE-0" office:value-type="float" office:value="12662.799999999999">
            <text:p>12662.8</text:p>
          </table:table-cell>
          <table:table-cell table:style-name="ACE-0" office:value-type="float" office:value="38.200000000000003">
            <text:p>38.2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23]+AVERAGE([.S23];[.T23])" office:value-type="float" office:value="-49.700000000000003">
            <text:p>−49.7</text:p>
          </table:table-cell>
          <table:table-cell table:style-name="ACE-0" table:formula="of:=AVERAGE([.S23];[.T23])" office:value-type="float" office:value="11.9">
            <text:p>11.9</text:p>
          </table:table-cell>
          <table:table-cell table:style-name="ACE-0" table:formula="of:=AVERAGE([.S23];[.T23])" office:value-type="float" office:value="11.9">
            <text:p>11.9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61.600000000000001">
            <text:p>−61.6</text:p>
          </table:table-cell>
          <table:table-cell table:style-name="ACE-0" office:value-type="float" office:value="19.800000000000001">
            <text:p>19.8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float" office:value="45.700000000000003">
            <text:p>45.7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12920.700000000001">
            <text:p>12920.7</text:p>
          </table:table-cell>
          <table:table-cell table:style-name="ACE-0" office:value-type="float" office:value="18.899999999999999">
            <text:p>18.9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24]+AVERAGE([.S24];[.T24])" office:value-type="float" office:value="-27.75">
            <text:p>−27.8</text:p>
          </table:table-cell>
          <table:table-cell table:style-name="ACE-0" table:formula="of:=AVERAGE([.S24];[.T24])" office:value-type="float" office:value="34.649999999999999">
            <text:p>34.65</text:p>
          </table:table-cell>
          <table:table-cell table:style-name="ACE-0" table:formula="of:=AVERAGE([.S24];[.T24])" office:value-type="float" office:value="34.649999999999999">
            <text:p>34.65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62.399999999999999">
            <text:p>−62.4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float" office:value="48.799999999999997">
            <text:p>48.8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12940.299999999999">
            <text:p>12940.3</text:p>
          </table:table-cell>
          <table:table-cell table:style-name="ACE-0" office:value-type="float" office:value="34.600000000000001">
            <text:p>34.6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25]+AVERAGE([.S25];[.T25])" office:value-type="float" office:value="-30.799999999999997">
            <text:p>−30.8</text:p>
          </table:table-cell>
          <table:table-cell table:style-name="ACE-0" table:formula="of:=AVERAGE([.S25];[.T25])" office:value-type="float" office:value="34.700000000000003">
            <text:p>34.7</text:p>
          </table:table-cell>
          <table:table-cell table:style-name="ACE-0" table:formula="of:=AVERAGE([.S25];[.T25])" office:value-type="float" office:value="34.700000000000003">
            <text:p>34.7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65.5">
            <text:p>−65.5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7000000000000002">
            <text:p>5.7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float" office:value="51.5">
            <text:p>51.5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13234.4">
            <text:p>13234.4</text:p>
          </table:table-cell>
          <table:table-cell table:style-name="ACE-0" office:value-type="float" office:value="42.700000000000003">
            <text:p>42.7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26]+AVERAGE([.S26];[.T26])" office:value-type="float" office:value="-34">
            <text:p>−34.0</text:p>
          </table:table-cell>
          <table:table-cell table:style-name="ACE-0" table:formula="of:=AVERAGE([.S26];[.T26])" office:value-type="float" office:value="34.700000000000003">
            <text:p>34.7</text:p>
          </table:table-cell>
          <table:table-cell table:style-name="ACE-0" table:formula="of:=AVERAGE([.S26];[.T26])" office:value-type="float" office:value="34.700000000000003">
            <text:p>34.7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68.700000000000003">
            <text:p>−68.7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7000000000000002">
            <text:p>5.7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KNM_46.7</text:p>
          </table:table-cell>
          <table:table-cell table:style-name="ACE-0" office:value-type="float" office:value="-6.1500000000000004">
            <text:p>−6.15</text:p>
          </table:table-cell>
          <table:table-cell table:style-name="ACE-0" office:value-type="float" office:value="147.65000000000001">
            <text:p>147.65</text:p>
          </table:table-cell>
          <table:table-cell table:style-name="ACE-0" office:value-type="float" office:value="14634.799999999999">
            <text:p>14634.8</text:p>
          </table:table-cell>
          <table:table-cell table:style-name="ACE-0" office:value-type="float" office:value="28.600000000000001">
            <text:p>28.6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27]+AVERAGE([.S27];[.T27])" office:value-type="float" office:value="-65.75">
            <text:p>−65.8</text:p>
          </table:table-cell>
          <table:table-cell table:style-name="ACE-0" table:formula="of:=AVERAGE([.S27];[.T27])" office:value-type="float" office:value="11.549999999999999">
            <text:p>11.55</text:p>
          </table:table-cell>
          <table:table-cell table:style-name="ACE-0" table:formula="of:=AVERAGE([.S27];[.T27])" office:value-type="float" office:value="11.549999999999999">
            <text:p>11.55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77.299999999999997">
            <text:p>−77.3</text:p>
          </table:table-cell>
          <table:table-cell table:style-name="ACE-0" office:value-type="float" office:value="19.699999999999999">
            <text:p>19.7</text:p>
          </table:table-cell>
          <table:table-cell table:style-name="ACE-0" office:value-type="float" office:value="3.3999999999999999">
            <text:p>3.4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KNM_50_A</text:p>
          </table:table-cell>
          <table:table-cell table:style-name="ACE-0" office:value-type="float" office:value="-6.1500000000000004">
            <text:p>−6.15</text:p>
          </table:table-cell>
          <table:table-cell table:style-name="ACE-0" office:value-type="float" office:value="147.65000000000001">
            <text:p>147.65</text:p>
          </table:table-cell>
          <table:table-cell table:style-name="ACE-0" office:value-type="float" office:value="23635.5">
            <text:p>23635.5</text:p>
          </table:table-cell>
          <table:table-cell table:style-name="ACE-0" office:value-type="float" office:value="49.899999999999999">
            <text:p>49.9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28]+AVERAGE([.S28];[.T28])" office:value-type="float" office:value="-91.850000000000009">
            <text:p>−91.9</text:p>
          </table:table-cell>
          <table:table-cell table:style-name="ACE-0" table:formula="of:=AVERAGE([.S28];[.T28])" office:value-type="float" office:value="11.85">
            <text:p>11.85</text:p>
          </table:table-cell>
          <table:table-cell table:style-name="ACE-0" table:formula="of:=AVERAGE([.S28];[.T28])" office:value-type="float" office:value="11.85">
            <text:p>11.85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103.7">
            <text:p>−103.7</text:p>
          </table:table-cell>
          <table:table-cell table:style-name="ACE-0" office:value-type="float" office:value="19.800000000000001">
            <text:p>19.8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KNM_50_C</text:p>
          </table:table-cell>
          <table:table-cell table:style-name="ACE-0" office:value-type="float" office:value="-6.1500000000000004">
            <text:p>−6.15</text:p>
          </table:table-cell>
          <table:table-cell table:style-name="ACE-0" office:value-type="float" office:value="147.65000000000001">
            <text:p>147.65</text:p>
          </table:table-cell>
          <table:table-cell table:style-name="ACE-0" office:value-type="float" office:value="23678.200000000001">
            <text:p>23678.2</text:p>
          </table:table-cell>
          <table:table-cell table:style-name="ACE-0" office:value-type="float" office:value="44.600000000000001">
            <text:p>44.6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29]+AVERAGE([.S29];[.T29])" office:value-type="float" office:value="-92">
            <text:p>−92.0</text:p>
          </table:table-cell>
          <table:table-cell table:style-name="ACE-0" table:formula="of:=AVERAGE([.S29];[.T29])" office:value-type="float" office:value="11.799999999999999">
            <text:p>11.8</text:p>
          </table:table-cell>
          <table:table-cell table:style-name="ACE-0" table:formula="of:=AVERAGE([.S29];[.T29])" office:value-type="float" office:value="11.799999999999999">
            <text:p>11.8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103.8">
            <text:p>−103.8</text:p>
          </table:table-cell>
          <table:table-cell table:style-name="ACE-0" office:value-type="float" office:value="19.699999999999999">
            <text:p>19.7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KNM_50_B</text:p>
          </table:table-cell>
          <table:table-cell table:style-name="ACE-5" office:value-type="float" office:value="-6.1500000000000004">
            <text:p>−6.15</text:p>
          </table:table-cell>
          <table:table-cell table:style-name="ACE-5" office:value-type="float" office:value="147.65000000000001">
            <text:p>147.65</text:p>
          </table:table-cell>
          <table:table-cell table:style-name="ACE-0" office:value-type="float" office:value="23711.799999999999">
            <text:p>23711.8</text:p>
          </table:table-cell>
          <table:table-cell table:style-name="ACE-0" office:value-type="float" office:value="49.899999999999999">
            <text:p>49.9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30]+AVERAGE([.S30];[.T30])" office:value-type="float" office:value="-92.100000000000009">
            <text:p>−92.1</text:p>
          </table:table-cell>
          <table:table-cell table:style-name="ACE-0" table:formula="of:=AVERAGE([.S30];[.T30])" office:value-type="float" office:value="11.799999999999999">
            <text:p>11.8</text:p>
          </table:table-cell>
          <table:table-cell table:style-name="ACE-0" table:formula="of:=AVERAGE([.S30];[.T30])" office:value-type="float" office:value="11.799999999999999">
            <text:p>11.8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103.90000000000001">
            <text:p>−103.9</text:p>
          </table:table-cell>
          <table:table-cell table:style-name="ACE-0" office:value-type="float" office:value="19.699999999999999">
            <text:p>19.7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KNM_58.7_(A)</text:p>
          </table:table-cell>
          <table:table-cell table:style-name="ACE-5" office:value-type="float" office:value="-6.1500000000000004">
            <text:p>−6.15</text:p>
          </table:table-cell>
          <table:table-cell table:style-name="ACE-5" office:value-type="float" office:value="147.65000000000001">
            <text:p>147.65</text:p>
          </table:table-cell>
          <table:table-cell table:style-name="ACE-0" office:value-type="float" office:value="25101.299999999999">
            <text:p>25101.3</text:p>
          </table:table-cell>
          <table:table-cell table:style-name="ACE-0" office:value-type="float" office:value="44.399999999999999">
            <text:p>44.4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31]+AVERAGE([.S31];[.T31])" office:value-type="float" office:value="-79.950000000000003">
            <text:p>−80.0</text:p>
          </table:table-cell>
          <table:table-cell table:style-name="ACE-0" table:formula="of:=AVERAGE([.S31];[.T31])" office:value-type="float" office:value="35.349999999999994">
            <text:p>35.34999999999999</text:p>
          </table:table-cell>
          <table:table-cell table:style-name="ACE-0" table:formula="of:=AVERAGE([.S31];[.T31])" office:value-type="float" office:value="35.349999999999994">
            <text:p>35.34999999999999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115.3">
            <text:p>−115.3</text:p>
          </table:table-cell>
          <table:table-cell table:style-name="ACE-0" office:value-type="float" office:value="64.099999999999994">
            <text:p>64.1</text:p>
          </table:table-cell>
          <table:table-cell table:style-name="ACE-0" office:value-type="float" office:value="6.5999999999999996">
            <text:p>6.6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KNM_58.7_(B)</text:p>
          </table:table-cell>
          <table:table-cell table:style-name="ACE-5" office:value-type="float" office:value="-6.1500000000000004">
            <text:p>−6.15</text:p>
          </table:table-cell>
          <table:table-cell table:style-name="ACE-5" office:value-type="float" office:value="147.65000000000001">
            <text:p>147.65</text:p>
          </table:table-cell>
          <table:table-cell table:style-name="ACE-0" office:value-type="float" office:value="25443.599999999999">
            <text:p>25443.6</text:p>
          </table:table-cell>
          <table:table-cell table:style-name="ACE-0" office:value-type="float" office:value="51.299999999999997">
            <text:p>51.3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32]+AVERAGE([.S32];[.T32])" office:value-type="float" office:value="-80.850000000000009">
            <text:p>−80.9</text:p>
          </table:table-cell>
          <table:table-cell table:style-name="ACE-0" table:formula="of:=AVERAGE([.S32];[.T32])" office:value-type="float" office:value="35.349999999999994">
            <text:p>35.34999999999999</text:p>
          </table:table-cell>
          <table:table-cell table:style-name="ACE-0" table:formula="of:=AVERAGE([.S32];[.T32])" office:value-type="float" office:value="35.349999999999994">
            <text:p>35.34999999999999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116.2">
            <text:p>−116.2</text:p>
          </table:table-cell>
          <table:table-cell table:style-name="ACE-0" office:value-type="float" office:value="64.099999999999994">
            <text:p>64.1</text:p>
          </table:table-cell>
          <table:table-cell table:style-name="ACE-0" office:value-type="float" office:value="6.5999999999999996">
            <text:p>6.6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KWA_64.3_A</text:p>
          </table:table-cell>
          <table:table-cell table:style-name="ACE-5" office:value-type="float" office:value="-6.0999999999999996">
            <text:p>−6.10</text:p>
          </table:table-cell>
          <table:table-cell table:style-name="ACE-5" office:value-type="float" office:value="147.61699999999999">
            <text:p>147.62</text:p>
          </table:table-cell>
          <table:table-cell table:style-name="ACE-0" office:value-type="float" office:value="28390.299999999999">
            <text:p>28390.3</text:p>
          </table:table-cell>
          <table:table-cell table:style-name="ACE-0" office:value-type="float" office:value="94.799999999999997">
            <text:p>94.8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33]+AVERAGE([.S33];[.T33])" office:value-type="float" office:value="-73.700000000000003">
            <text:p>−73.7</text:p>
          </table:table-cell>
          <table:table-cell table:style-name="ACE-0" table:formula="of:=AVERAGE([.S33];[.T33])" office:value-type="float" office:value="35">
            <text:p>35</text:p>
          </table:table-cell>
          <table:table-cell table:style-name="ACE-0" table:formula="of:=AVERAGE([.S33];[.T33])" office:value-type="float" office:value="35">
            <text:p>35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108.7">
            <text:p>−108.7</text:p>
          </table:table-cell>
          <table:table-cell table:style-name="ACE-0" office:value-type="float" office:value="63.799999999999997">
            <text:p>63.8</text:p>
          </table:table-cell>
          <table:table-cell table:style-name="ACE-0" office:value-type="float" office:value="6.2000000000000002">
            <text:p>6.2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Bobo_U21_</text:p>
          </table:table-cell>
          <table:table-cell table:style-name="ACE-5" office:value-type="float" office:value="-6.2999999999999998">
            <text:p>−6.30</text:p>
          </table:table-cell>
          <table:table-cell table:style-name="ACE-5" office:value-type="float" office:value="147.80000000000001">
            <text:p>147.80</text:p>
          </table:table-cell>
          <table:table-cell table:style-name="ACE-0" office:value-type="float" office:value="29776">
            <text:p>29776</text:p>
          </table:table-cell>
          <table:table-cell table:style-name="ACE-0" office:value-type="float" office:value="37.799999999999997">
            <text:p>37.8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34]+AVERAGE([.S34];[.T34])" office:value-type="float" office:value="-43.950000000000003">
            <text:p>−44.0</text:p>
          </table:table-cell>
          <table:table-cell table:style-name="ACE-0" table:formula="of:=AVERAGE([.S34];[.T34])" office:value-type="float" office:value="20.449999999999999">
            <text:p>20.45</text:p>
          </table:table-cell>
          <table:table-cell table:style-name="ACE-0" table:formula="of:=AVERAGE([.S34];[.T34])" office:value-type="float" office:value="20.449999999999999">
            <text:p>20.45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64.400000000000006">
            <text:p>−64.4</text:p>
          </table:table-cell>
          <table:table-cell table:style-name="ACE-0" office:value-type="float" office:value="32">
            <text:p>32</text:p>
          </table:table-cell>
          <table:table-cell table:style-name="ACE-0" office:value-type="float" office:value="8.9000000000000004">
            <text:p>8.9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Kanz_U16</text:p>
          </table:table-cell>
          <table:table-cell table:style-name="ACE-5" office:value-type="float" office:value="-6.25">
            <text:p>−6.25</text:p>
          </table:table-cell>
          <table:table-cell table:style-name="ACE-5" office:value-type="float" office:value="147.667">
            <text:p>147.67</text:p>
          </table:table-cell>
          <table:table-cell table:style-name="ACE-0" office:value-type="float" office:value="30478">
            <text:p>30478</text:p>
          </table:table-cell>
          <table:table-cell table:style-name="ACE-0" office:value-type="float" office:value="202.40000000000001">
            <text:p>202.4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35]+AVERAGE([.S35];[.T35])" office:value-type="float" office:value="-16.799999999999997">
            <text:p>−16.8</text:p>
          </table:table-cell>
          <table:table-cell table:style-name="ACE-0" table:formula="of:=AVERAGE([.S35];[.T35])" office:value-type="float" office:value="35.700000000000003">
            <text:p>35.7</text:p>
          </table:table-cell>
          <table:table-cell table:style-name="ACE-0" table:formula="of:=AVERAGE([.S35];[.T35])" office:value-type="float" office:value="35.700000000000003">
            <text:p>35.7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52.5">
            <text:p>−52.5</text:p>
          </table:table-cell>
          <table:table-cell table:style-name="ACE-0" office:value-type="float" office:value="64.200000000000003">
            <text:p>64.2</text:p>
          </table:table-cell>
          <table:table-cell table:style-name="ACE-0" office:value-type="float" office:value="7.2000000000000002">
            <text:p>7.2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Bobo_U30</text:p>
          </table:table-cell>
          <table:table-cell table:style-name="ACE-5" office:value-type="float" office:value="-6.2999999999999998">
            <text:p>−6.30</text:p>
          </table:table-cell>
          <table:table-cell table:style-name="ACE-5" office:value-type="float" office:value="147.80000000000001">
            <text:p>147.80</text:p>
          </table:table-cell>
          <table:table-cell table:style-name="ACE-0" office:value-type="float" office:value="31616">
            <text:p>31616</text:p>
          </table:table-cell>
          <table:table-cell table:style-name="ACE-0" office:value-type="float" office:value="38.100000000000001">
            <text:p>38.1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36]+AVERAGE([.S36];[.T36])" office:value-type="float" office:value="-52.849999999999994">
            <text:p>−52.8</text:p>
          </table:table-cell>
          <table:table-cell table:style-name="ACE-0" table:formula="of:=AVERAGE([.S36];[.T36])" office:value-type="float" office:value="20.449999999999999">
            <text:p>20.45</text:p>
          </table:table-cell>
          <table:table-cell table:style-name="ACE-0" table:formula="of:=AVERAGE([.S36];[.T36])" office:value-type="float" office:value="20.449999999999999">
            <text:p>20.45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73.299999999999997">
            <text:p>−73.3</text:p>
          </table:table-cell>
          <table:table-cell table:style-name="ACE-0" office:value-type="float" office:value="31.899999999999999">
            <text:p>31.9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Bobo_U17</text:p>
          </table:table-cell>
          <table:table-cell table:style-name="ACE-5" office:value-type="float" office:value="-6.2999999999999998">
            <text:p>−6.30</text:p>
          </table:table-cell>
          <table:table-cell table:style-name="ACE-5" office:value-type="float" office:value="147.80000000000001">
            <text:p>147.80</text:p>
          </table:table-cell>
          <table:table-cell table:style-name="ACE-0" office:value-type="float" office:value="32083.400000000001">
            <text:p>32083.4</text:p>
          </table:table-cell>
          <table:table-cell table:style-name="ACE-0" office:value-type="float" office:value="67">
            <text:p>67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37]+AVERAGE([.S37];[.T37])" office:value-type="float" office:value="-61.25">
            <text:p>−61.3</text:p>
          </table:table-cell>
          <table:table-cell table:style-name="ACE-0" table:formula="of:=AVERAGE([.S37];[.T37])" office:value-type="float" office:value="20.449999999999999">
            <text:p>20.45</text:p>
          </table:table-cell>
          <table:table-cell table:style-name="ACE-0" table:formula="of:=AVERAGE([.S37];[.T37])" office:value-type="float" office:value="20.449999999999999">
            <text:p>20.45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81.700000000000003">
            <text:p>−81.7</text:p>
          </table:table-cell>
          <table:table-cell table:style-name="ACE-0" office:value-type="float" office:value="31.899999999999999">
            <text:p>31.9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Bobo_U24</text:p>
          </table:table-cell>
          <table:table-cell table:style-name="ACE-5" office:value-type="float" office:value="-6.2999999999999998">
            <text:p>−6.30</text:p>
          </table:table-cell>
          <table:table-cell table:style-name="ACE-5" office:value-type="float" office:value="147.80000000000001">
            <text:p>147.80</text:p>
          </table:table-cell>
          <table:table-cell table:style-name="ACE-0" office:value-type="float" office:value="32286.700000000001">
            <text:p>32286.7</text:p>
          </table:table-cell>
          <table:table-cell table:style-name="ACE-0" office:value-type="float" office:value="44.799999999999997">
            <text:p>44.8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38]+AVERAGE([.S38];[.T38])" office:value-type="float" office:value="-51.900000000000006">
            <text:p>−51.9</text:p>
          </table:table-cell>
          <table:table-cell table:style-name="ACE-0" table:formula="of:=AVERAGE([.S38];[.T38])" office:value-type="float" office:value="20.5">
            <text:p>20.5</text:p>
          </table:table-cell>
          <table:table-cell table:style-name="ACE-0" table:formula="of:=AVERAGE([.S38];[.T38])" office:value-type="float" office:value="20.5">
            <text:p>20.5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72.400000000000006">
            <text:p>−72.4</text:p>
          </table:table-cell>
          <table:table-cell table:style-name="ACE-0" office:value-type="float" office:value="31.899999999999999">
            <text:p>31.9</text:p>
          </table:table-cell>
          <table:table-cell table:style-name="ACE-0" office:value-type="float" office:value="9.0999999999999996">
            <text:p>9.1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Bobo_U28</text:p>
          </table:table-cell>
          <table:table-cell table:style-name="ACE-5" office:value-type="float" office:value="-6.2999999999999998">
            <text:p>−6.30</text:p>
          </table:table-cell>
          <table:table-cell table:style-name="ACE-5" office:value-type="float" office:value="147.80000000000001">
            <text:p>147.80</text:p>
          </table:table-cell>
          <table:table-cell table:style-name="ACE-0" office:value-type="float" office:value="32349.900000000001">
            <text:p>32349.9</text:p>
          </table:table-cell>
          <table:table-cell table:style-name="ACE-0" office:value-type="float" office:value="208.09999999999999">
            <text:p>208.1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39]+AVERAGE([.S39];[.T39])" office:value-type="float" office:value="-60.049999999999997">
            <text:p>−60.0</text:p>
          </table:table-cell>
          <table:table-cell table:style-name="ACE-0" table:formula="of:=AVERAGE([.S39];[.T39])" office:value-type="float" office:value="20.549999999999997">
            <text:p>20.55</text:p>
          </table:table-cell>
          <table:table-cell table:style-name="ACE-0" table:formula="of:=AVERAGE([.S39];[.T39])" office:value-type="float" office:value="20.549999999999997">
            <text:p>20.55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80.599999999999994">
            <text:p>−80.6</text:p>
          </table:table-cell>
          <table:table-cell table:style-name="ACE-0" office:value-type="float" office:value="31.899999999999999">
            <text:p>31.9</text:p>
          </table:table-cell>
          <table:table-cell table:style-name="ACE-0" office:value-type="float" office:value="9.1999999999999993">
            <text:p>9.2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Kanz_U15</text:p>
          </table:table-cell>
          <table:table-cell table:style-name="ACE-5" office:value-type="float" office:value="-6.25">
            <text:p>−6.25</text:p>
          </table:table-cell>
          <table:table-cell table:style-name="ACE-5" office:value-type="float" office:value="147.667">
            <text:p>147.67</text:p>
          </table:table-cell>
          <table:table-cell table:style-name="ACE-0" office:value-type="float" office:value="33480">
            <text:p>33480</text:p>
          </table:table-cell>
          <table:table-cell table:style-name="ACE-0" office:value-type="float" office:value="39.700000000000003">
            <text:p>39.7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40]+AVERAGE([.S40];[.T40])" office:value-type="float" office:value="-46.299999999999997">
            <text:p>−46.3</text:p>
          </table:table-cell>
          <table:table-cell table:style-name="ACE-0" table:formula="of:=AVERAGE([.S40];[.T40])" office:value-type="float" office:value="20.300000000000001">
            <text:p>20.3</text:p>
          </table:table-cell>
          <table:table-cell table:style-name="ACE-0" table:formula="of:=AVERAGE([.S40];[.T40])" office:value-type="float" office:value="20.300000000000001">
            <text:p>20.3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66.599999999999994">
            <text:p>−66.6</text:p>
          </table:table-cell>
          <table:table-cell table:style-name="ACE-0" office:value-type="float" office:value="31.800000000000001">
            <text:p>31.8</text:p>
          </table:table-cell>
          <table:table-cell table:style-name="ACE-0" office:value-type="float" office:value="8.8000000000000007">
            <text:p>8.8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Kanz_U14_T</text:p>
          </table:table-cell>
          <table:table-cell table:style-name="ACE-5" office:value-type="float" office:value="-6.25">
            <text:p>−6.25</text:p>
          </table:table-cell>
          <table:table-cell table:style-name="ACE-5" office:value-type="float" office:value="147.667">
            <text:p>147.67</text:p>
          </table:table-cell>
          <table:table-cell table:style-name="ACE-0" office:value-type="float" office:value="34893.400000000001">
            <text:p>34893.4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41]+AVERAGE([.S41];[.T41])" office:value-type="float" office:value="-46.899999999999999">
            <text:p>−46.9</text:p>
          </table:table-cell>
          <table:table-cell table:style-name="ACE-0" table:formula="of:=AVERAGE([.S41];[.T41])" office:value-type="float" office:value="20.399999999999999">
            <text:p>20.4</text:p>
          </table:table-cell>
          <table:table-cell table:style-name="ACE-0" table:formula="of:=AVERAGE([.S41];[.T41])" office:value-type="float" office:value="20.399999999999999">
            <text:p>20.4</text:p>
          </table:table-cell>
          <table:table-cell table:style-name="ACE-0" office:value-type="string">
            <text:p>ChappellEtal1996,HibbertEtal2016</text:p>
          </table:table-cell>
          <table:table-cell table:style-name="ACE-0"/>
          <table:table-cell table:style-name="ACE-0" office:value-type="float" office:value="-67.299999999999997">
            <text:p>−67.3</text:p>
          </table:table-cell>
          <table:table-cell table:style-name="ACE-0" office:value-type="float" office:value="31.899999999999999">
            <text:p>31.9</text:p>
          </table:table-cell>
          <table:table-cell table:style-name="ACE-0" office:value-type="float" office:value="8.9000000000000004">
            <text:p>8.9</text:p>
          </table:table-cell>
          <table:table-cell table:style-name="ACE-0" office:value-type="float" office:value="46">
            <text:p>46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Kanz_U13</text:p>
          </table:table-cell>
          <table:table-cell table:style-name="ACE-5" office:value-type="float" office:value="-6.25">
            <text:p>−6.25</text:p>
          </table:table-cell>
          <table:table-cell table:style-name="ACE-5" office:value-type="float" office:value="147.667">
            <text:p>147.67</text:p>
          </table:table-cell>
          <table:table-cell table:style-name="ACE-0" office:value-type="float" office:value="35943">
            <text:p>35943</text:p>
          </table:table-cell>
          <table:table-cell table:style-name="ACE-0" office:value-type="float" office:value="169.09999999999999">
            <text:p>169.1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42]+AVERAGE([.S42];[.T42])" office:value-type="float" office:value="-49.75">
            <text:p>−49.8</text:p>
          </table:table-cell>
          <table:table-cell table:style-name="ACE-0" table:formula="of:=AVERAGE([.S42];[.T42])" office:value-type="float" office:value="20.449999999999999">
            <text:p>20.45</text:p>
          </table:table-cell>
          <table:table-cell table:style-name="ACE-0" table:formula="of:=AVERAGE([.S42];[.T42])" office:value-type="float" office:value="20.449999999999999">
            <text:p>20.45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70.200000000000003">
            <text:p>−70.2</text:p>
          </table:table-cell>
          <table:table-cell table:style-name="ACE-0" office:value-type="float" office:value="31.899999999999999">
            <text:p>31.9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KNM-T-2_(b)</text:p>
          </table:table-cell>
          <table:table-cell table:style-name="ACE-5" office:value-type="float" office:value="-6.1500000000000004">
            <text:p>−6.15</text:p>
          </table:table-cell>
          <table:table-cell table:style-name="ACE-5" office:value-type="float" office:value="147.65000000000001">
            <text:p>147.65</text:p>
          </table:table-cell>
          <table:table-cell table:style-name="ACE-0" office:value-type="float" office:value="36857.5">
            <text:p>36857.5</text:p>
          </table:table-cell>
          <table:table-cell table:style-name="ACE-0" office:value-type="float" office:value="209.30000000000001">
            <text:p>209.3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43]+AVERAGE([.S43];[.T43])" office:value-type="float" office:value="-33.450000000000003">
            <text:p>−33.5</text:p>
          </table:table-cell>
          <table:table-cell table:style-name="ACE-0" table:formula="of:=AVERAGE([.S43];[.T43])" office:value-type="float" office:value="36.049999999999997">
            <text:p>36.05</text:p>
          </table:table-cell>
          <table:table-cell table:style-name="ACE-0" table:formula="of:=AVERAGE([.S43];[.T43])" office:value-type="float" office:value="36.049999999999997">
            <text:p>36.05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69.5">
            <text:p>−69.5</text:p>
          </table:table-cell>
          <table:table-cell table:style-name="ACE-0" office:value-type="float" office:value="64.299999999999997">
            <text:p>64.3</text:p>
          </table:table-cell>
          <table:table-cell table:style-name="ACE-0" office:value-type="float" office:value="7.7999999999999998">
            <text:p>7.8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KNM-T-2_(a)</text:p>
          </table:table-cell>
          <table:table-cell table:style-name="ACE-5" office:value-type="float" office:value="-6.1500000000000004">
            <text:p>−6.15</text:p>
          </table:table-cell>
          <table:table-cell table:style-name="ACE-5" office:value-type="float" office:value="147.65000000000001">
            <text:p>147.65</text:p>
          </table:table-cell>
          <table:table-cell table:style-name="ACE-0" office:value-type="float" office:value="36891.300000000003">
            <text:p>36891.3</text:p>
          </table:table-cell>
          <table:table-cell table:style-name="ACE-0" office:value-type="float" office:value="97.400000000000006">
            <text:p>97.4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44]+AVERAGE([.S44];[.T44])" office:value-type="float" office:value="-33.599999999999994">
            <text:p>−33.6</text:p>
          </table:table-cell>
          <table:table-cell table:style-name="ACE-0" table:formula="of:=AVERAGE([.S44];[.T44])" office:value-type="float" office:value="36">
            <text:p>36</text:p>
          </table:table-cell>
          <table:table-cell table:style-name="ACE-0" table:formula="of:=AVERAGE([.S44];[.T44])" office:value-type="float" office:value="36">
            <text:p>36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69.599999999999994">
            <text:p>−69.6</text:p>
          </table:table-cell>
          <table:table-cell table:style-name="ACE-0" office:value-type="float" office:value="64.299999999999997">
            <text:p>64.3</text:p>
          </table:table-cell>
          <table:table-cell table:style-name="ACE-0" office:value-type="float" office:value="7.7000000000000002">
            <text:p>7.7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Kanz_U8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6" office:value-type="float" office:value="37077.699999999997">
            <text:p>37078</text:p>
          </table:table-cell>
          <table:table-cell table:style-name="ACE-6" office:value-type="float" office:value="291.10000000000002">
            <text:p>291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45]+AVERAGE([.S45];[.T45])" office:value-type="float" office:value="-36.150000000000006">
            <text:p>−36.2</text:p>
          </table:table-cell>
          <table:table-cell table:style-name="ACE-0" table:formula="of:=AVERAGE([.S45];[.T45])" office:value-type="float" office:value="36.049999999999997">
            <text:p>36.05</text:p>
          </table:table-cell>
          <table:table-cell table:style-name="ACE-0" table:formula="of:=AVERAGE([.S45];[.T45])" office:value-type="float" office:value="36.049999999999997">
            <text:p>36.05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72.200000000000003">
            <text:p>−72.2</text:p>
          </table:table-cell>
          <table:table-cell table:style-name="ACE-0" office:value-type="float" office:value="64.299999999999997">
            <text:p>64.3</text:p>
          </table:table-cell>
          <table:table-cell table:style-name="ACE-0" office:value-type="float" office:value="7.7999999999999998">
            <text:p>7.8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Bobo_U10</text:p>
          </table:table-cell>
          <table:table-cell table:style-name="ACE-0" office:value-type="float" office:value="-6.2999999999999998">
            <text:p>−6.3</text:p>
          </table:table-cell>
          <table:table-cell table:style-name="ACE-0" office:value-type="float" office:value="147.80000000000001">
            <text:p>147.8</text:p>
          </table:table-cell>
          <table:table-cell table:style-name="ACE-6" office:value-type="float" office:value="37265.300000000003">
            <text:p>37265</text:p>
          </table:table-cell>
          <table:table-cell table:style-name="ACE-6" office:value-type="float" office:value="59.5">
            <text:p>60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46]+AVERAGE([.S46];[.T46])" office:value-type="float" office:value="-48.550000000000004">
            <text:p>−48.6</text:p>
          </table:table-cell>
          <table:table-cell table:style-name="ACE-0" table:formula="of:=AVERAGE([.S46];[.T46])" office:value-type="float" office:value="20.649999999999999">
            <text:p>20.65</text:p>
          </table:table-cell>
          <table:table-cell table:style-name="ACE-0" table:formula="of:=AVERAGE([.S46];[.T46])" office:value-type="float" office:value="20.649999999999999">
            <text:p>20.65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69.200000000000003">
            <text:p>−69.2</text:p>
          </table:table-cell>
          <table:table-cell table:style-name="ACE-0" office:value-type="float" office:value="31.899999999999999">
            <text:p>31.9</text:p>
          </table:table-cell>
          <table:table-cell table:style-name="ACE-0" office:value-type="float" office:value="9.4000000000000004">
            <text:p>9.4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Kanz_A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37560.800000000003">
            <text:p>37560.8</text:p>
          </table:table-cell>
          <table:table-cell table:style-name="ACE-0" office:value-type="float" office:value="60.799999999999997">
            <text:p>60.8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47]+AVERAGE([.S47];[.T47])" office:value-type="float" office:value="-55.049999999999997">
            <text:p>−55.0</text:p>
          </table:table-cell>
          <table:table-cell table:style-name="ACE-0" table:formula="of:=AVERAGE([.S47];[.T47])" office:value-type="float" office:value="20.449999999999999">
            <text:p>20.45</text:p>
          </table:table-cell>
          <table:table-cell table:style-name="ACE-0" table:formula="of:=AVERAGE([.S47];[.T47])" office:value-type="float" office:value="20.449999999999999">
            <text:p>20.45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75.5">
            <text:p>−75.5</text:p>
          </table:table-cell>
          <table:table-cell table:style-name="ACE-0" office:value-type="float" office:value="31.899999999999999">
            <text:p>31.9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Kanz_U12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6" office:value-type="float" office:value="37573">
            <text:p>37573</text:p>
          </table:table-cell>
          <table:table-cell table:style-name="ACE-6" office:value-type="float" office:value="337.89999999999998">
            <text:p>338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48]+AVERAGE([.S48];[.T48])" office:value-type="float" office:value="-53.899999999999999">
            <text:p>−53.9</text:p>
          </table:table-cell>
          <table:table-cell table:style-name="ACE-0" table:formula="of:=AVERAGE([.S48];[.T48])" office:value-type="float" office:value="20.600000000000001">
            <text:p>20.6</text:p>
          </table:table-cell>
          <table:table-cell table:style-name="ACE-0" table:formula="of:=AVERAGE([.S48];[.T48])" office:value-type="float" office:value="20.600000000000001">
            <text:p>20.6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74.5">
            <text:p>−74.5</text:p>
          </table:table-cell>
          <table:table-cell table:style-name="ACE-0" office:value-type="float" office:value="32">
            <text:p>32</text:p>
          </table:table-cell>
          <table:table-cell table:style-name="ACE-0" office:value-type="float" office:value="9.1999999999999993">
            <text:p>9.2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Bobo_U20</text:p>
          </table:table-cell>
          <table:table-cell table:style-name="ACE-0" office:value-type="float" office:value="-6.2999999999999998">
            <text:p>−6.3</text:p>
          </table:table-cell>
          <table:table-cell table:style-name="ACE-0" office:value-type="float" office:value="147.80000000000001">
            <text:p>147.8</text:p>
          </table:table-cell>
          <table:table-cell table:style-name="ACE-6" office:value-type="float" office:value="37698.300000000003">
            <text:p>37698</text:p>
          </table:table-cell>
          <table:table-cell table:style-name="ACE-6" office:value-type="float" office:value="37.299999999999997">
            <text:p>37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49]+AVERAGE([.S49];[.T49])" office:value-type="float" office:value="-58.700000000000003">
            <text:p>−58.7</text:p>
          </table:table-cell>
          <table:table-cell table:style-name="ACE-0" table:formula="of:=AVERAGE([.S49];[.T49])" office:value-type="float" office:value="20.800000000000001">
            <text:p>20.8</text:p>
          </table:table-cell>
          <table:table-cell table:style-name="ACE-0" table:formula="of:=AVERAGE([.S49];[.T49])" office:value-type="float" office:value="20.800000000000001">
            <text:p>20.8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79.5">
            <text:p>−79.5</text:p>
          </table:table-cell>
          <table:table-cell table:style-name="ACE-0" office:value-type="float" office:value="32.200000000000003">
            <text:p>32.2</text:p>
          </table:table-cell>
          <table:table-cell table:style-name="ACE-0" office:value-type="float" office:value="9.4000000000000004">
            <text:p>9.4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Bobo_U11</text:p>
          </table:table-cell>
          <table:table-cell table:style-name="ACE-0" office:value-type="float" office:value="-6.2999999999999998">
            <text:p>−6.3</text:p>
          </table:table-cell>
          <table:table-cell table:style-name="ACE-0" office:value-type="float" office:value="147.80000000000001">
            <text:p>147.8</text:p>
          </table:table-cell>
          <table:table-cell table:style-name="ACE-6" office:value-type="float" office:value="37956.800000000003">
            <text:p>37957</text:p>
          </table:table-cell>
          <table:table-cell table:style-name="ACE-6" office:value-type="float" office:value="107.59999999999999">
            <text:p>108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50]+AVERAGE([.S50];[.T50])" office:value-type="float" office:value="-50.600000000000009">
            <text:p>−50.6</text:p>
          </table:table-cell>
          <table:table-cell table:style-name="ACE-0" table:formula="of:=AVERAGE([.S50];[.T50])" office:value-type="float" office:value="20.800000000000001">
            <text:p>20.8</text:p>
          </table:table-cell>
          <table:table-cell table:style-name="ACE-0" table:formula="of:=AVERAGE([.S50];[.T50])" office:value-type="float" office:value="20.800000000000001">
            <text:p>20.8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71.400000000000006">
            <text:p>−71.4</text:p>
          </table:table-cell>
          <table:table-cell table:style-name="ACE-0" office:value-type="float" office:value="32.100000000000001">
            <text:p>32.1</text:p>
          </table:table-cell>
          <table:table-cell table:style-name="ACE-0" office:value-type="float" office:value="9.5">
            <text:p>9.5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Kanz_U11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38042.5">
            <text:p>38042.5</text:p>
          </table:table-cell>
          <table:table-cell table:style-name="ACE-0" office:value-type="float" office:value="87.799999999999997">
            <text:p>87.8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51]+AVERAGE([.S51];[.T51])" office:value-type="float" office:value="-54.299999999999997">
            <text:p>−54.3</text:p>
          </table:table-cell>
          <table:table-cell table:style-name="ACE-0" table:formula="of:=AVERAGE([.S51];[.T51])" office:value-type="float" office:value="20.5">
            <text:p>20.5</text:p>
          </table:table-cell>
          <table:table-cell table:style-name="ACE-0" table:formula="of:=AVERAGE([.S51];[.T51])" office:value-type="float" office:value="20.5">
            <text:p>20.5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74.799999999999997">
            <text:p>−74.8</text:p>
          </table:table-cell>
          <table:table-cell table:style-name="ACE-0" office:value-type="float" office:value="32">
            <text:p>32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Kanz_13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38410.300000000003">
            <text:p>38410.3</text:p>
          </table:table-cell>
          <table:table-cell table:style-name="ACE-0" office:value-type="float" office:value="254.5">
            <text:p>254.5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52]+AVERAGE([.S52];[.T52])" office:value-type="float" office:value="-18.699999999999996">
            <text:p>−18.7</text:p>
          </table:table-cell>
          <table:table-cell table:style-name="ACE-0" table:formula="of:=AVERAGE([.S52];[.T52])" office:value-type="float" office:value="36.100000000000001">
            <text:p>36.1</text:p>
          </table:table-cell>
          <table:table-cell table:style-name="ACE-0" table:formula="of:=AVERAGE([.S52];[.T52])" office:value-type="float" office:value="36.100000000000001">
            <text:p>36.1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54.799999999999997">
            <text:p>−54.8</text:p>
          </table:table-cell>
          <table:table-cell table:style-name="ACE-0" office:value-type="float" office:value="64.299999999999997">
            <text:p>64.3</text:p>
          </table:table-cell>
          <table:table-cell table:style-name="ACE-0" office:value-type="float" office:value="7.9000000000000004">
            <text:p>7.9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Kanz_15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42098.800000000003">
            <text:p>42098.8</text:p>
          </table:table-cell>
          <table:table-cell table:style-name="ACE-0" office:value-type="float" office:value="292.5">
            <text:p>292.5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53]+AVERAGE([.S53];[.T53])" office:value-type="float" office:value="-37.349999999999994">
            <text:p>−37.3</text:p>
          </table:table-cell>
          <table:table-cell table:style-name="ACE-0" table:formula="of:=AVERAGE([.S53];[.T53])" office:value-type="float" office:value="36.25">
            <text:p>36.25</text:p>
          </table:table-cell>
          <table:table-cell table:style-name="ACE-0" table:formula="of:=AVERAGE([.S53];[.T53])" office:value-type="float" office:value="36.25">
            <text:p>36.25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73.599999999999994">
            <text:p>−73.6</text:p>
          </table:table-cell>
          <table:table-cell table:style-name="ACE-0" office:value-type="float" office:value="64.299999999999997">
            <text:p>64.3</text:p>
          </table:table-cell>
          <table:table-cell table:style-name="ACE-0" office:value-type="float" office:value="8.1999999999999993">
            <text:p>8.2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Kanz_U9_T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6" office:value-type="float" office:value="42313.400000000001">
            <text:p>42313</text:p>
          </table:table-cell>
          <table:table-cell table:style-name="ACE-6" office:value-type="float" office:value="200">
            <text:p>200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54]+AVERAGE([.S54];[.T54])" office:value-type="float" office:value="-64.550000000000011">
            <text:p>−64.6</text:p>
          </table:table-cell>
          <table:table-cell table:style-name="ACE-0" table:formula="of:=AVERAGE([.S54];[.T54])" office:value-type="float" office:value="20.649999999999999">
            <text:p>20.65</text:p>
          </table:table-cell>
          <table:table-cell table:style-name="ACE-0" table:formula="of:=AVERAGE([.S54];[.T54])" office:value-type="float" office:value="20.649999999999999">
            <text:p>20.65</text:p>
          </table:table-cell>
          <table:table-cell table:style-name="ACE-0" office:value-type="string">
            <text:p>ChappellEtal1996,HibbertEtal2016</text:p>
          </table:table-cell>
          <table:table-cell table:style-name="ACE-0"/>
          <table:table-cell table:style-name="ACE-0" office:value-type="float" office:value="-85.200000000000003">
            <text:p>−85.2</text:p>
          </table:table-cell>
          <table:table-cell table:style-name="ACE-0" office:value-type="float" office:value="32">
            <text:p>32</text:p>
          </table:table-cell>
          <table:table-cell table:style-name="ACE-0" office:value-type="float" office:value="9.3000000000000007">
            <text:p>9.3</text:p>
          </table:table-cell>
          <table:table-cell table:style-name="ACE-0" office:value-type="float" office:value="46">
            <text:p>46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Kanz_U9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6" office:value-type="float" office:value="42447.400000000001">
            <text:p>42447</text:p>
          </table:table-cell>
          <table:table-cell table:style-name="ACE-6" office:value-type="float" office:value="54.399999999999999">
            <text:p>54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55]+AVERAGE([.S55];[.T55])" office:value-type="float" office:value="-65">
            <text:p>−65.0</text:p>
          </table:table-cell>
          <table:table-cell table:style-name="ACE-0" table:formula="of:=AVERAGE([.S55];[.T55])" office:value-type="float" office:value="20.600000000000001">
            <text:p>20.6</text:p>
          </table:table-cell>
          <table:table-cell table:style-name="ACE-0" table:formula="of:=AVERAGE([.S55];[.T55])" office:value-type="float" office:value="20.600000000000001">
            <text:p>20.6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85.599999999999994">
            <text:p>−85.6</text:p>
          </table:table-cell>
          <table:table-cell table:style-name="ACE-0" office:value-type="float" office:value="31.899999999999999">
            <text:p>31.9</text:p>
          </table:table-cell>
          <table:table-cell table:style-name="ACE-0" office:value-type="float" office:value="9.3000000000000007">
            <text:p>9.3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Bobo_U18</text:p>
          </table:table-cell>
          <table:table-cell table:style-name="ACE-0" office:value-type="float" office:value="-6.2999999999999998">
            <text:p>−6.3</text:p>
          </table:table-cell>
          <table:table-cell table:style-name="ACE-0" office:value-type="float" office:value="147.80000000000001">
            <text:p>147.8</text:p>
          </table:table-cell>
          <table:table-cell table:style-name="ACE-0" office:value-type="float" office:value="42535">
            <text:p>42535</text:p>
          </table:table-cell>
          <table:table-cell table:style-name="ACE-0" office:value-type="float" office:value="64.5">
            <text:p>64.5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56]+AVERAGE([.S56];[.T56])" office:value-type="float" office:value="-76.900000000000006">
            <text:p>−76.9</text:p>
          </table:table-cell>
          <table:table-cell table:style-name="ACE-0" table:formula="of:=AVERAGE([.S56];[.T56])" office:value-type="float" office:value="21">
            <text:p>21</text:p>
          </table:table-cell>
          <table:table-cell table:style-name="ACE-0" table:formula="of:=AVERAGE([.S56];[.T56])" office:value-type="float" office:value="21">
            <text:p>21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97.900000000000006">
            <text:p>−97.9</text:p>
          </table:table-cell>
          <table:table-cell table:style-name="ACE-0" office:value-type="float" office:value="32.200000000000003">
            <text:p>32.2</text:p>
          </table:table-cell>
          <table:table-cell table:style-name="ACE-0" office:value-type="float" office:value="9.8000000000000007">
            <text:p>9.8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Kanz_U10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6" office:value-type="float" office:value="43814.800000000003">
            <text:p>43815</text:p>
          </table:table-cell>
          <table:table-cell table:style-name="ACE-6" office:value-type="float" office:value="53.100000000000001">
            <text:p>53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57]+AVERAGE([.S57];[.T57])" office:value-type="float" office:value="-31.950000000000003">
            <text:p>−32.0</text:p>
          </table:table-cell>
          <table:table-cell table:style-name="ACE-0" table:formula="of:=AVERAGE([.S57];[.T57])" office:value-type="float" office:value="36.25">
            <text:p>36.25</text:p>
          </table:table-cell>
          <table:table-cell table:style-name="ACE-0" table:formula="of:=AVERAGE([.S57];[.T57])" office:value-type="float" office:value="36.25">
            <text:p>36.25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68.200000000000003">
            <text:p>−68.2</text:p>
          </table:table-cell>
          <table:table-cell table:style-name="ACE-0" office:value-type="float" office:value="64.299999999999997">
            <text:p>64.3</text:p>
          </table:table-cell>
          <table:table-cell table:style-name="ACE-0" office:value-type="float" office:value="8.1999999999999993">
            <text:p>8.2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Kanz_34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6" office:value-type="float" office:value="44619.599999999999">
            <text:p>44620</text:p>
          </table:table-cell>
          <table:table-cell table:style-name="ACE-6" office:value-type="float" office:value="200">
            <text:p>2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58]+AVERAGE([.S58];[.T58])" office:value-type="float" office:value="-27.149999999999999">
            <text:p>−27.1</text:p>
          </table:table-cell>
          <table:table-cell table:style-name="ACE-0" table:formula="of:=AVERAGE([.S58];[.T58])" office:value-type="float" office:value="36.25">
            <text:p>36.25</text:p>
          </table:table-cell>
          <table:table-cell table:style-name="ACE-0" table:formula="of:=AVERAGE([.S58];[.T58])" office:value-type="float" office:value="36.25">
            <text:p>36.25</text:p>
          </table:table-cell>
          <table:table-cell table:style-name="ACE-0" office:value-type="string">
            <text:p>ChappellEtal1996,HibbertEtal2016</text:p>
          </table:table-cell>
          <table:table-cell table:style-name="ACE-0"/>
          <table:table-cell table:style-name="ACE-0" office:value-type="float" office:value="-63.399999999999999">
            <text:p>−63.4</text:p>
          </table:table-cell>
          <table:table-cell table:style-name="ACE-0" office:value-type="float" office:value="64.299999999999997">
            <text:p>64.3</text:p>
          </table:table-cell>
          <table:table-cell table:style-name="ACE-0" office:value-type="float" office:value="8.1999999999999993">
            <text:p>8.2</text:p>
          </table:table-cell>
          <table:table-cell table:style-name="ACE-0" office:value-type="float" office:value="46">
            <text:p>46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KWA-I-1_B</text:p>
          </table:table-cell>
          <table:table-cell table:style-name="ACE-0" office:value-type="float" office:value="-6.0999999999999996">
            <text:p>−6.1</text:p>
          </table:table-cell>
          <table:table-cell table:style-name="ACE-0" office:value-type="float" office:value="147.61699999999999">
            <text:p>147.617</text:p>
          </table:table-cell>
          <table:table-cell table:style-name="ACE-6" office:value-type="float" office:value="46512.699999999997">
            <text:p>46513</text:p>
          </table:table-cell>
          <table:table-cell table:style-name="ACE-6" office:value-type="float" office:value="101.5">
            <text:p>102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59]+AVERAGE([.S59];[.T59])" office:value-type="float" office:value="-38.199999999999996">
            <text:p>−38.2</text:p>
          </table:table-cell>
          <table:table-cell table:style-name="ACE-0" table:formula="of:=AVERAGE([.S59];[.T59])" office:value-type="float" office:value="35.899999999999999">
            <text:p>35.9</text:p>
          </table:table-cell>
          <table:table-cell table:style-name="ACE-0" table:formula="of:=AVERAGE([.S59];[.T59])" office:value-type="float" office:value="35.899999999999999">
            <text:p>35.9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74.099999999999994">
            <text:p>−74.1</text:p>
          </table:table-cell>
          <table:table-cell table:style-name="ACE-0" office:value-type="float" office:value="64.299999999999997">
            <text:p>64.3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KWA-I-1_A</text:p>
          </table:table-cell>
          <table:table-cell table:style-name="ACE-0" office:value-type="float" office:value="-6.0999999999999996">
            <text:p>−6.1</text:p>
          </table:table-cell>
          <table:table-cell table:style-name="ACE-0" office:value-type="float" office:value="147.61699999999999">
            <text:p>147.617</text:p>
          </table:table-cell>
          <table:table-cell table:style-name="ACE-6" office:value-type="float" office:value="46755">
            <text:p>46755</text:p>
          </table:table-cell>
          <table:table-cell table:style-name="ACE-6" office:value-type="float" office:value="224.30000000000001">
            <text:p>224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60]+AVERAGE([.S60];[.T60])" office:value-type="float" office:value="-38.699999999999996">
            <text:p>−38.7</text:p>
          </table:table-cell>
          <table:table-cell table:style-name="ACE-0" table:formula="of:=AVERAGE([.S60];[.T60])" office:value-type="float" office:value="35.899999999999999">
            <text:p>35.9</text:p>
          </table:table-cell>
          <table:table-cell table:style-name="ACE-0" table:formula="of:=AVERAGE([.S60];[.T60])" office:value-type="float" office:value="35.899999999999999">
            <text:p>35.9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74.599999999999994">
            <text:p>−74.6</text:p>
          </table:table-cell>
          <table:table-cell table:style-name="ACE-0" office:value-type="float" office:value="64.200000000000003">
            <text:p>64.2</text:p>
          </table:table-cell>
          <table:table-cell table:style-name="ACE-0" office:value-type="float" office:value="7.5999999999999996">
            <text:p>7.6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KWA-K-1_B</text:p>
          </table:table-cell>
          <table:table-cell table:style-name="ACE-0" office:value-type="float" office:value="-6.0999999999999996">
            <text:p>−6.1</text:p>
          </table:table-cell>
          <table:table-cell table:style-name="ACE-0" office:value-type="float" office:value="147.61699999999999">
            <text:p>147.617</text:p>
          </table:table-cell>
          <table:table-cell table:style-name="ACE-6" office:value-type="float" office:value="47287.199999999997">
            <text:p>47287</text:p>
          </table:table-cell>
          <table:table-cell table:style-name="ACE-6" office:value-type="float" office:value="101.8">
            <text:p>102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61]+AVERAGE([.S61];[.T61])" office:value-type="float" office:value="-18.649999999999999">
            <text:p>−18.6</text:p>
          </table:table-cell>
          <table:table-cell table:style-name="ACE-0" table:formula="of:=AVERAGE([.S61];[.T61])" office:value-type="float" office:value="35.850000000000001">
            <text:p>35.85</text:p>
          </table:table-cell>
          <table:table-cell table:style-name="ACE-0" table:formula="of:=AVERAGE([.S61];[.T61])" office:value-type="float" office:value="35.850000000000001">
            <text:p>35.85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54.5">
            <text:p>−54.5</text:p>
          </table:table-cell>
          <table:table-cell table:style-name="ACE-0" office:value-type="float" office:value="64.200000000000003">
            <text:p>64.2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KAN-C-2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6" office:value-type="float" office:value="48679">
            <text:p>48679</text:p>
          </table:table-cell>
          <table:table-cell table:style-name="ACE-6" office:value-type="float" office:value="160.80000000000001">
            <text:p>161</text:p>
          </table:table-cell>
          <table:table-cell table:style-name="ACE-0" office:value-type="string">
            <text:p>Favia lax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62]+AVERAGE([.S62];[.T62])" office:value-type="float" office:value="-56.900000000000006">
            <text:p>−56.9</text:p>
          </table:table-cell>
          <table:table-cell table:style-name="ACE-0" table:formula="of:=AVERAGE([.S62];[.T62])" office:value-type="float" office:value="28.299999999999997">
            <text:p>28.3</text:p>
          </table:table-cell>
          <table:table-cell table:style-name="ACE-0" table:formula="of:=AVERAGE([.S62];[.T62])" office:value-type="float" office:value="28.299999999999997">
            <text:p>28.3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85.200000000000003">
            <text:p>−85.2</text:p>
          </table:table-cell>
          <table:table-cell table:style-name="ACE-0" office:value-type="float" office:value="16.199999999999999">
            <text:p>16.2</text:p>
          </table:table-cell>
          <table:table-cell table:style-name="ACE-0" office:value-type="float" office:value="40.399999999999999">
            <text:p>40.4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KAN-D-4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6" office:value-type="float" office:value="48871.199999999997">
            <text:p>48871</text:p>
          </table:table-cell>
          <table:table-cell table:style-name="ACE-6" office:value-type="float" office:value="182.30000000000001">
            <text:p>182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63]+AVERAGE([.S63];[.T63])" office:value-type="float" office:value="-19.149999999999999">
            <text:p>−19.1</text:p>
          </table:table-cell>
          <table:table-cell table:style-name="ACE-0" table:formula="of:=AVERAGE([.S63];[.T63])" office:value-type="float" office:value="36.550000000000004">
            <text:p>36.55</text:p>
          </table:table-cell>
          <table:table-cell table:style-name="ACE-0" table:formula="of:=AVERAGE([.S63];[.T63])" office:value-type="float" office:value="36.550000000000004">
            <text:p>36.55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55.700000000000003">
            <text:p>−55.7</text:p>
          </table:table-cell>
          <table:table-cell table:style-name="ACE-0" office:value-type="float" office:value="64.200000000000003">
            <text:p>64.2</text:p>
          </table:table-cell>
          <table:table-cell table:style-name="ACE-0" office:value-type="float" office:value="8.9000000000000004">
            <text:p>8.9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KWA-K-1_A</text:p>
          </table:table-cell>
          <table:table-cell table:style-name="ACE-0" office:value-type="float" office:value="-6.0999999999999996">
            <text:p>−6.1</text:p>
          </table:table-cell>
          <table:table-cell table:style-name="ACE-0" office:value-type="float" office:value="147.61699999999999">
            <text:p>147.617</text:p>
          </table:table-cell>
          <table:table-cell table:style-name="ACE-6" office:value-type="float" office:value="49919.599999999999">
            <text:p>49920</text:p>
          </table:table-cell>
          <table:table-cell table:style-name="ACE-6" office:value-type="float" office:value="105.40000000000001">
            <text:p>105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64]+AVERAGE([.S64];[.T64])" office:value-type="float" office:value="-23.25">
            <text:p>−23.3</text:p>
          </table:table-cell>
          <table:table-cell table:style-name="ACE-0" table:formula="of:=AVERAGE([.S64];[.T64])" office:value-type="float" office:value="35.950000000000003">
            <text:p>35.95</text:p>
          </table:table-cell>
          <table:table-cell table:style-name="ACE-0" table:formula="of:=AVERAGE([.S64];[.T64])" office:value-type="float" office:value="35.950000000000003">
            <text:p>35.95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59.200000000000003">
            <text:p>−59.2</text:p>
          </table:table-cell>
          <table:table-cell table:style-name="ACE-0" office:value-type="float" office:value="64.200000000000003">
            <text:p>64.2</text:p>
          </table:table-cell>
          <table:table-cell table:style-name="ACE-0" office:value-type="float" office:value="7.7000000000000002">
            <text:p>7.7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KWA-N-1_A</text:p>
          </table:table-cell>
          <table:table-cell table:style-name="ACE-0" office:value-type="float" office:value="-6.0999999999999996">
            <text:p>−6.1</text:p>
          </table:table-cell>
          <table:table-cell table:style-name="ACE-0" office:value-type="float" office:value="147.61699999999999">
            <text:p>147.617</text:p>
          </table:table-cell>
          <table:table-cell table:style-name="ACE-6" office:value-type="float" office:value="50352.900000000001">
            <text:p>50353</text:p>
          </table:table-cell>
          <table:table-cell table:style-name="ACE-6" office:value-type="float" office:value="200.30000000000001">
            <text:p>2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65]+AVERAGE([.S65];[.T65])" office:value-type="float" office:value="-45.049999999999997">
            <text:p>−45.0</text:p>
          </table:table-cell>
          <table:table-cell table:style-name="ACE-0" table:formula="of:=AVERAGE([.S65];[.T65])" office:value-type="float" office:value="35.950000000000003">
            <text:p>35.95</text:p>
          </table:table-cell>
          <table:table-cell table:style-name="ACE-0" table:formula="of:=AVERAGE([.S65];[.T65])" office:value-type="float" office:value="35.950000000000003">
            <text:p>35.95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81">
            <text:p>−81</text:p>
          </table:table-cell>
          <table:table-cell table:style-name="ACE-0" office:value-type="float" office:value="64.200000000000003">
            <text:p>64.2</text:p>
          </table:table-cell>
          <table:table-cell table:style-name="ACE-0" office:value-type="float" office:value="7.7000000000000002">
            <text:p>7.7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KWA-N-1_B</text:p>
          </table:table-cell>
          <table:table-cell table:style-name="ACE-0" office:value-type="float" office:value="-6.0999999999999996">
            <text:p>−6.1</text:p>
          </table:table-cell>
          <table:table-cell table:style-name="ACE-0" office:value-type="float" office:value="147.61699999999999">
            <text:p>147.617</text:p>
          </table:table-cell>
          <table:table-cell table:style-name="ACE-6" office:value-type="float" office:value="50922.099999999999">
            <text:p>50922</text:p>
          </table:table-cell>
          <table:table-cell table:style-name="ACE-6" office:value-type="float" office:value="135.40000000000001">
            <text:p>135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66]+AVERAGE([.S66];[.T66])" office:value-type="float" office:value="-46.049999999999997">
            <text:p>−46.0</text:p>
          </table:table-cell>
          <table:table-cell table:style-name="ACE-0" table:formula="of:=AVERAGE([.S66];[.T66])" office:value-type="float" office:value="35.950000000000003">
            <text:p>35.95</text:p>
          </table:table-cell>
          <table:table-cell table:style-name="ACE-0" table:formula="of:=AVERAGE([.S66];[.T66])" office:value-type="float" office:value="35.950000000000003">
            <text:p>35.95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82">
            <text:p>−82</text:p>
          </table:table-cell>
          <table:table-cell table:style-name="ACE-0" office:value-type="float" office:value="64.200000000000003">
            <text:p>64.2</text:p>
          </table:table-cell>
          <table:table-cell table:style-name="ACE-0" office:value-type="float" office:value="7.7000000000000002">
            <text:p>7.7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Kanz_11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6" office:value-type="float" office:value="51465.800000000003">
            <text:p>51466</text:p>
          </table:table-cell>
          <table:table-cell table:style-name="ACE-6" office:value-type="float" office:value="90.400000000000006">
            <text:p>9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67]+AVERAGE([.S67];[.T67])" office:value-type="float" office:value="-23.149999999999999">
            <text:p>−23.1</text:p>
          </table:table-cell>
          <table:table-cell table:style-name="ACE-0" table:formula="of:=AVERAGE([.S67];[.T67])" office:value-type="float" office:value="36.550000000000004">
            <text:p>36.55</text:p>
          </table:table-cell>
          <table:table-cell table:style-name="ACE-0" table:formula="of:=AVERAGE([.S67];[.T67])" office:value-type="float" office:value="36.550000000000004">
            <text:p>36.55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59.700000000000003">
            <text:p>−59.7</text:p>
          </table:table-cell>
          <table:table-cell table:style-name="ACE-0" office:value-type="float" office:value="64.200000000000003">
            <text:p>64.2</text:p>
          </table:table-cell>
          <table:table-cell table:style-name="ACE-0" office:value-type="float" office:value="8.9000000000000004">
            <text:p>8.9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Kanz_4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51595.699999999997">
            <text:p>51595.7</text:p>
          </table:table-cell>
          <table:table-cell table:style-name="ACE-0" office:value-type="float" office:value="771.10000000000002">
            <text:p>771.1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68]+AVERAGE([.S68];[.T68])" office:value-type="float" office:value="-30.400000000000002">
            <text:p>−30.4</text:p>
          </table:table-cell>
          <table:table-cell table:style-name="ACE-0" table:formula="of:=AVERAGE([.S68];[.T68])" office:value-type="float" office:value="21.599999999999998">
            <text:p>21.6</text:p>
          </table:table-cell>
          <table:table-cell table:style-name="ACE-0" table:formula="of:=AVERAGE([.S68];[.T68])" office:value-type="float" office:value="21.599999999999998">
            <text:p>21.6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52">
            <text:p>−52</text:p>
          </table:table-cell>
          <table:table-cell table:style-name="ACE-0" office:value-type="float" office:value="32.299999999999997">
            <text:p>32.3</text:p>
          </table:table-cell>
          <table:table-cell table:style-name="ACE-0" office:value-type="float" office:value="10.9">
            <text:p>10.9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Kanz_9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53574.599999999999">
            <text:p>53574.6</text:p>
          </table:table-cell>
          <table:table-cell table:style-name="ACE-0" office:value-type="float" office:value="109.40000000000001">
            <text:p>109.4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69]+AVERAGE([.S69];[.T69])" office:value-type="float" office:value="-44.149999999999991">
            <text:p>−44.1</text:p>
          </table:table-cell>
          <table:table-cell table:style-name="ACE-0" table:formula="of:=AVERAGE([.S69];[.T69])" office:value-type="float" office:value="21.150000000000002">
            <text:p>21.15</text:p>
          </table:table-cell>
          <table:table-cell table:style-name="ACE-0" table:formula="of:=AVERAGE([.S69];[.T69])" office:value-type="float" office:value="21.150000000000002">
            <text:p>21.15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65.299999999999997">
            <text:p>−65.3</text:p>
          </table:table-cell>
          <table:table-cell table:style-name="ACE-0" office:value-type="float" office:value="32.200000000000003">
            <text:p>32.2</text:p>
          </table:table-cell>
          <table:table-cell table:style-name="ACE-0" office:value-type="float" office:value="10.1">
            <text:p>10.1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Kanz_9T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6" office:value-type="float" office:value="54747">
            <text:p>54747</text:p>
          </table:table-cell>
          <table:table-cell table:style-name="ACE-6" office:value-type="float" office:value="200">
            <text:p>200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70]+AVERAGE([.S70];[.T70])" office:value-type="float" office:value="-47.299999999999997">
            <text:p>−47.3</text:p>
          </table:table-cell>
          <table:table-cell table:style-name="ACE-0" table:formula="of:=AVERAGE([.S70];[.T70])" office:value-type="float" office:value="21.200000000000003">
            <text:p>21.2</text:p>
          </table:table-cell>
          <table:table-cell table:style-name="ACE-0" table:formula="of:=AVERAGE([.S70];[.T70])" office:value-type="float" office:value="21.200000000000003">
            <text:p>21.2</text:p>
          </table:table-cell>
          <table:table-cell table:style-name="ACE-0" office:value-type="string">
            <text:p>ChappellEtal1996,HibbertEtal2016</text:p>
          </table:table-cell>
          <table:table-cell table:style-name="ACE-0"/>
          <table:table-cell table:style-name="ACE-0" office:value-type="float" office:value="-68.5">
            <text:p>−68.5</text:p>
          </table:table-cell>
          <table:table-cell table:style-name="ACE-0" office:value-type="float" office:value="32.200000000000003">
            <text:p>32.2</text:p>
          </table:table-cell>
          <table:table-cell table:style-name="ACE-0" office:value-type="float" office:value="10.199999999999999">
            <text:p>10.2</text:p>
          </table:table-cell>
          <table:table-cell table:style-name="ACE-0" office:value-type="float" office:value="46">
            <text:p>46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Kanz_1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6" office:value-type="float" office:value="61565.5">
            <text:p>61566</text:p>
          </table:table-cell>
          <table:table-cell table:style-name="ACE-6" office:value-type="float" office:value="200">
            <text:p>200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71]+AVERAGE([.S71];[.T71])" office:value-type="float" office:value="-38.150000000000006">
            <text:p>−38.2</text:p>
          </table:table-cell>
          <table:table-cell table:style-name="ACE-0" table:formula="of:=AVERAGE([.S71];[.T71])" office:value-type="float" office:value="21.549999999999997">
            <text:p>21.55</text:p>
          </table:table-cell>
          <table:table-cell table:style-name="ACE-0" table:formula="of:=AVERAGE([.S71];[.T71])" office:value-type="float" office:value="21.549999999999997">
            <text:p>21.55</text:p>
          </table:table-cell>
          <table:table-cell table:style-name="ACE-0" office:value-type="string">
            <text:p>ChappellEtal1996,HibbertEtal2016</text:p>
          </table:table-cell>
          <table:table-cell table:style-name="ACE-0"/>
          <table:table-cell table:style-name="ACE-0" office:value-type="float" office:value="-59.700000000000003">
            <text:p>−59.7</text:p>
          </table:table-cell>
          <table:table-cell table:style-name="ACE-0" office:value-type="float" office:value="32.399999999999999">
            <text:p>32.4</text:p>
          </table:table-cell>
          <table:table-cell table:style-name="ACE-0" office:value-type="float" office:value="10.699999999999999">
            <text:p>10.7</text:p>
          </table:table-cell>
          <table:table-cell table:style-name="ACE-0" office:value-type="float" office:value="46">
            <text:p>46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Sial-E-1</text:p>
          </table:table-cell>
          <table:table-cell table:style-name="ACE-0" office:value-type="float" office:value="-6.0999999999999996">
            <text:p>−6.1</text:p>
          </table:table-cell>
          <table:table-cell table:style-name="ACE-0" office:value-type="float" office:value="147.59999999999999">
            <text:p>147.6</text:p>
          </table:table-cell>
          <table:table-cell table:style-name="ACE-0" office:value-type="float" office:value="68247.300000000003">
            <text:p>68247.3</text:p>
          </table:table-cell>
          <table:table-cell table:style-name="ACE-0" office:value-type="float" office:value="154.69999999999999">
            <text:p>154.7</text:p>
          </table:table-cell>
          <table:table-cell table:style-name="ACE-0" office:value-type="string">
            <text:p>Monti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72]+AVERAGE([.S72];[.T72])" office:value-type="float" office:value="2.6000000000000014">
            <text:p>2.6</text:p>
          </table:table-cell>
          <table:table-cell table:style-name="ACE-0" table:formula="of:=AVERAGE([.S72];[.T72])" office:value-type="float" office:value="47.399999999999999">
            <text:p>47.4</text:p>
          </table:table-cell>
          <table:table-cell table:style-name="ACE-0" table:formula="of:=AVERAGE([.S72];[.T72])" office:value-type="float" office:value="47.399999999999999">
            <text:p>47.4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44.799999999999997">
            <text:p>−44.8</text:p>
          </table:table-cell>
          <table:table-cell table:style-name="ACE-0" office:value-type="float" office:value="58.399999999999999">
            <text:p>58.4</text:p>
          </table:table-cell>
          <table:table-cell table:style-name="ACE-0" office:value-type="float" office:value="36.399999999999999">
            <text:p>36.4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float" office:value="3.2000000000000002">
            <text:p>3.2</text:p>
          </table:table-cell>
          <table:table-cell table:style-name="ACE-5" office:value-type="float" office:value="-6.25">
            <text:p>−6.25</text:p>
          </table:table-cell>
          <table:table-cell table:style-name="ACE-5" office:value-type="float" office:value="147.667">
            <text:p>147.67</text:p>
          </table:table-cell>
          <table:table-cell table:style-name="ACE-0" office:value-type="float" office:value="8445">
            <text:p>8445</text:p>
          </table:table-cell>
          <table:table-cell table:style-name="ACE-0" office:value-type="float" office:value="35.700000000000003">
            <text:p>35.7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73]+AVERAGE([.S73];[.T73])" office:value-type="float" office:value="22.600000000000001">
            <text:p>22.6</text:p>
          </table:table-cell>
          <table:table-cell table:style-name="ACE-0" table:formula="of:=AVERAGE([.S73];[.T73])" office:value-type="float" office:value="34.600000000000001">
            <text:p>34.6</text:p>
          </table:table-cell>
          <table:table-cell table:style-name="ACE-0" table:formula="of:=AVERAGE([.S73];[.T73])" office:value-type="float" office:value="34.600000000000001">
            <text:p>34.6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12">
            <text:p>−12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">
            <text:p>5.5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2" office:value-type="float" office:value="9.9000000000000004">
            <text:p>9.9</text:p>
          </table:table-cell>
          <table:table-cell table:style-name="ACE-5" office:value-type="float" office:value="-6.25">
            <text:p>−6.25</text:p>
          </table:table-cell>
          <table:table-cell table:style-name="ACE-5" office:value-type="float" office:value="147.667">
            <text:p>147.67</text:p>
          </table:table-cell>
          <table:table-cell table:style-name="ACE-0" office:value-type="float" office:value="8843.2000000000007">
            <text:p>8843.2</text:p>
          </table:table-cell>
          <table:table-cell table:style-name="ACE-0" office:value-type="float" office:value="25.399999999999999">
            <text:p>25.4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74]+AVERAGE([.S74];[.T74])" office:value-type="float" office:value="15.25">
            <text:p>15.3</text:p>
          </table:table-cell>
          <table:table-cell table:style-name="ACE-0" table:formula="of:=AVERAGE([.S74];[.T74])" office:value-type="float" office:value="34.649999999999999">
            <text:p>34.65</text:p>
          </table:table-cell>
          <table:table-cell table:style-name="ACE-0" table:formula="of:=AVERAGE([.S74];[.T74])" office:value-type="float" office:value="34.649999999999999">
            <text:p>34.65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19.399999999999999">
            <text:p>−19.4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float" office:value="18.899999999999999">
            <text:p>18.9</text:p>
          </table:table-cell>
          <table:table-cell table:style-name="ACE-5" office:value-type="float" office:value="-6.25">
            <text:p>−6.25</text:p>
          </table:table-cell>
          <table:table-cell table:style-name="ACE-5" office:value-type="float" office:value="147.667">
            <text:p>147.67</text:p>
          </table:table-cell>
          <table:table-cell table:style-name="ACE-0" office:value-type="float" office:value="9730.7000000000007">
            <text:p>9730.7</text:p>
          </table:table-cell>
          <table:table-cell table:style-name="ACE-0" office:value-type="float" office:value="36.399999999999999">
            <text:p>36.4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75]+AVERAGE([.S75];[.T75])" office:value-type="float" office:value="4.6499999999999986">
            <text:p>4.6</text:p>
          </table:table-cell>
          <table:table-cell table:style-name="ACE-0" table:formula="of:=AVERAGE([.S75];[.T75])" office:value-type="float" office:value="34.649999999999999">
            <text:p>34.65</text:p>
          </table:table-cell>
          <table:table-cell table:style-name="ACE-0" table:formula="of:=AVERAGE([.S75];[.T75])" office:value-type="float" office:value="34.649999999999999">
            <text:p>34.65</text:p>
          </table:table-cell>
          <table:table-cell table:style-name="ACE-0" office:value-type="string">
            <text:p>EdwardsEtal1993,HibbertEtal2016</text:p>
          </table:table-cell>
          <table:table-cell table:style-name="ACE-0"/>
          <table:table-cell table:style-name="ACE-0" office:value-type="float" office:value="-30">
            <text:p>−30</text:p>
          </table:table-cell>
          <table:table-cell table:style-name="ACE-0" office:value-type="float" office:value="63.700000000000003">
            <text:p>63.7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54">
            <text:p>54</text:p>
          </table:table-cell>
          <table:table-cell table:number-columns-repeated="235" table:style-name="ACE-0"/>
        </table:table-row>
        <table:table-row table:style-name="AROW-1" table:number-rows-repeated="17">
          <table:table-cell table:number-columns-repeated="256"/>
        </table:table-row>
        <table:table-row table:style-name="AROW-0" table:number-rows-repeated="7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0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0" table:number-rows-repeated="10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0" table:number-rows-repeated="65423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74">
          <gnm:selection gnm:start-col="0" gnm:start-row="74" gnm:end-col="255" gnm:end-row="74"/>
        </gnm:select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7" table:style-name="ACOL-14" table:number-columns-repeated="256"/>
        <table:table-row table:style-name="AROW-3" table:number-rows-repeated="65536">
          <table:table-cell table:number-columns-repeated="256"/>
        </table:table-row>
        <table:named-expressions>
          <table:named-expression table:name="Sheet_Title" table:expression="of:=&quot;Sheet2&quot;" table:base-cell-address="$'Sheet2'.$A$1"/>
          <table:named-expression table:name="Print_Area" table:expression="of:=#REF!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8" table:style-name="ACOL-14" table:number-columns-repeated="256"/>
        <table:table-row table:style-name="AROW-3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1" number:grouping="false" number:min-integer-digits="1"/>
    </number:number-style>
    <number:number-style style:name="ND-2">
      <number:number number:decimal-places="2" number:grouping="false" number:min-integer-digits="1"/>
    </number:number-style>
    <number:number-style style:name="ND-3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3-22T03:28:07Z</dc:date>
    <meta:creation-date>2023-03-22T02:43:48Z</meta:creation-date>
    <meta:generator>gnumeric/1.12.46</meta:generator>
  </office:meta>
</office:document-meta>
</file>